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#00ffff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#c0c0c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c0c0c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#c0c0c0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1</text:span><text:span text:style-name="T5">. Class and Object Basics:</text:span></text:p>
      <text:p text:style-name="P1"><text:span text:style-name="T6"/></text:p>
      <text:p text:style-name="P1"><text:span text:style-name="T7">1.Create a class "Person" with attributes name and age. Add a method to display the details.</text:span></text:p>
      <text:p text:style-name="P1"><text:span text:style-name="T7">2.Create an object of the "Person" class and display its details.</text:span></text:p>
      <text:p text:style-name="P1"><text:span text:style-name="T7">3.Implement a class "Car" with attributes make, model, and year. Display the car details.</text:span></text:p>
      <text:p text:style-name="P1"><text:span text:style-name="T7">4.Create an object of the "Car" class and display its details.</text:span></text:p>
      <text:p text:style-name="P1"><text:span text:style-name="T8"/></text:p>
      <text:p text:style-name="P1"><text:span text:style-name="T9">2. Encapsulation:</text:span></text:p>
      <text:p text:style-name="P1"><text:span text:style-name="T10"/></text:p>
      <text:p text:style-name="P1"><text:span text:style-name="T11">1.Implement a class "BankAccount" with private attributes accountNumber and balance. Add 2.methods to deposit and withdraw money.</text:span></text:p>
      <text:p text:style-name="P1"><text:span text:style-name="T11">3.Create an object of "BankAccount" and perform deposit and withdrawal operations.</text:span></text:p>
      <text:p text:style-name="P1"><text:span text:style-name="T12"/></text:p>
      <text:p text:style-name="P1"><text:span text:style-name="T13">3. Inheritance:</text:span></text:p>
      <text:p text:style-name="P1"><text:span text:style-name="T14"/></text:p>
      <text:p text:style-name="P1"><text:span text:style-name="T15">1.Create a base class "Shape" with methods to calculate area and perimeter.</text:span></text:p>
      <text:p text:style-name="P1"><text:span text:style-name="T15">2.Derive classes "Rectangle" and "Circle" from the "Shape" class and implement area and perimeter calculations.</text:span></text:p>
      <text:p text:style-name="P1"><text:span text:style-name="T16"/></text:p>
      <text:p text:style-name="P1"><text:span text:style-name="T17">4. Polymorphism:</text:span></text:p>
      <text:p text:style-name="P1"><text:span text:style-name="T18"/></text:p>
      <text:p text:style-name="P1"><text:span text:style-name="T19">1.Define an interface "Shape" with a method "calculateArea."</text:span></text:p>
      <text:p text:style-name="P1"><text:span text:style-name="T19">2.Implement classes "Circle" and "Rectangle" that implement the "Shape" interface and calculate their areas.</text:span></text:p>
      <text:p text:style-name="P1"><text:span text:style-name="T20"/></text:p>
      <text:p text:style-name="P1"><text:span text:style-name="T21">5. Abstraction:</text:span></text:p>
      <text:p text:style-name="P1"><text:span text:style-name="T22"/></text:p>
      <text:p text:style-name="P1"><text:span text:style-name="T23">1.Create an abstract class "Animal" with abstract methods "eat" and "sound."</text:span></text:p>
      <text:p text:style-name="P1"><text:span text:style-name="T23">2.Implement classes "Dog" and "Cat" that extend the "Animal" class and implement the abstract methods.</text:span></text:p>
      <text:p text:style-name="P1"><text:span text:style-name="T24"/></text:p>
      <text:p text:style-name="P1"><text:span text:style-name="T25">6. Constructor Overloading:</text:span></text:p>
      <text:p text:style-name="P1"><text:span text:style-name="T26"/></text:p>
      <text:p text:style-name="P1"><text:span text:style-name="T27">1.Modify the "Person" class to have multiple constructors with different parameters.</text:span></text:p>
      <text:p text:style-name="P1"><text:span text:style-name="T27">2.Create objects of the "Person" class using different constructors.</text:span></text:p>
      <text:p text:style-name="P1"><text:span text:style-name="T28"/></text:p>
      <text:p text:style-name="P1"><text:span text:style-name="T29">7. Method Overloading:</text:span></text:p>
      <text:p text:style-name="P1"><text:span text:style-name="T30"/></text:p>
      <text:p text:style-name="P1"><text:span text:style-name="T31">1.Add a method "add" to the "Calculator" class that can take two integers or three integers and perform addition accordingly.</text:span></text:p>
      <text:p text:style-name="P1"><text:span text:style-name="T31">2.Use the "add" method with both two and three integers.</text:span></text:p>
      <text:p text:style-name="P1"><text:span text:style-name="T32"/></text:p>
      <text:p text:style-name="P1"><text:span text:style-name="T33">8. Operator Overloading:</text:span></text:p>
      <text:p text:style-name="P1"><text:span text:style-name="T34"/></text:p>
      <text:p text:style-name="P1"><text:span text:style-name="T35">1.Overload the "+" operator for a class representing a complex number.</text:span></text:p>
      <text:p text:style-name="P1"><text:span text:style-name="T35">2.Add two complex numbers using the overloaded "+" operator.</text:span></text:p>
      <text:p text:style-name="P1"><text:span text:style-name="T36"/></text:p>
      <text:p text:style-name="P1"><text:span text:style-name="T37">9. Static Methods:</text:span></text:p>
      <text:p text:style-name="P1"><text:span text:style-name="T38"/></text:p>
      <text:p text:style-name="P1"><text:span text:style-name="T39">1.Implement a class "MathOperations" with a static method to find the square root of a number.</text:span></text:p>
      <text:p text:style-name="P1"><text:span text:style-name="T39">2.Use the static method without creating an object of the class.</text:span></text:p>
      <text:p text:style-name="P1"><text:span text:style-name="T40"/></text:p>
      <text:p text:style-name="P1"><text:span text:style-name="T41">10. Singleton Pattern:</text:span></text:p>
      <text:p text:style-name="P1"><text:span text:style-name="T42"/></text:p>
      <text:p text:style-name="P1"><text:span text:style-name="T43">1.Create a singleton class "Logger" that logs messages.</text:span></text:p>
      <text:p text:style-name="P1"><text:span text:style-name="T43">2.Use the singleton instance to log messages from different parts of the program.</text:span></text:p>
      <text:p text:style-name="P1"><text:span text:style-name="T44">Logg</text:span></text:p>
      <text:p text:style-name="P1"><text:span text:style-name="T45"/></text:p>
      <text:p text:style-name="P1"><text:span text:style-name="T46">23</text:span></text:p>
      <text:p text:style-name="P1"><text:span text:style-name="T47"/></text:p>
      <text:p text:style-name="P1"><text:span text:style-name="T48">11. Composition:</text:span></text:p>
      <text:p text:style-name="P1"><text:span text:style-name="T49"/></text:p>
      <text:p text:style-name="P1"><text:span text:style-name="T50">1.Create classes "Engine" and "Car" where "Car" has an "Engine" object.</text:span></text:p>
      <text:p text:style-name="P1"><text:span text:style-name="T50">2.Demonstrate the composition relationship between "Car" and "Engine."</text:span></text:p>
      <text:p text:style-name="P1"><text:span text:style-name="T51"/></text:p>
      <text:p text:style-name="P1"><text:span text:style-name="T52">12. Interface:</text:span></text:p>
      <text:p text:style-name="P1"><text:span text:style-name="T53"/></text:p>
      <text:p text:style-name="P1"><text:span text:style-name="T54">1.Define an interface "Drawable" with a method "draw."</text:span></text:p>
      <text:p text:style-name="P1"><text:span text:style-name="T54">2.Implement classes "Circle" and "Rectangle" that implement the "Drawable" interface</text:span><text:span text:style-name="T55">.</text:span></text:p>
      <text:p text:style-name="P1"><text:span text:style-name="T56"/></text:p>
      <text:p text:style-name="P1"><text:span text:style-name="T57">13. Abstract Factory:</text:span></text:p>
      <text:p text:style-name="P1"><text:span text:style-name="T58"/></text:p>
      <text:p text:style-name="P1"><text:span text:style-name="T59">1.Create an abstract class "AbstractFactory" with methods to create "ProductA" and "ProductB."</text:span></text:p>
      <text:p text:style-name="P1"><text:span text:style-name="T59">2.Implement concrete classes "ConcreteFactory1" and "ConcreteFactory2" that extend the abstract factory.</text:span></text:p>
      <text:p text:style-name="P1"><text:span text:style-name="T60"/></text:p>
      <text:p text:style-name="P1"><text:span text:style-name="T61">14. Observer Pattern:</text:span></text:p>
      <text:p text:style-name="P1"><text:span text:style-name="T62"/></text:p>
      <text:p text:style-name="P1"><text:span text:style-name="T63">1.Implement an observer pattern where multiple objects observe changes in a subject.</text:span></text:p>
      <text:p text:style-name="P1"><text:span text:style-name="T63">2.Notify the observers when a change occurs in the subject</text:span><text:span text:style-name="T64">.</text:span></text:p>
      <text:p text:style-name="P1"><text:span text:style-name="T65"/></text:p>
      <text:p text:style-name="P1"><text:span text:style-name="T66">15. Decorator Pattern:</text:span></text:p>
      <text:p text:style-name="P1"><text:span text:style-name="T67"/></text:p>
      <text:p text:style-name="P1"><text:span text:style-name="T68">1.Create a class "abstr" with a method "cost."</text:span></text:p>
      <text:p text:style-name="P1"><text:span text:style-name="T68">2.Implement decorators like "Milk" and "Sugar" to modify the cost of a "Coffee" object.</text:span></text:p>
      <text:p text:style-name="P1"><text:span text:style-name="T69"/></text:p>
      <text:p text:style-name="P1"><text:span text:style-name="T70">16. Strategy Pattern:</text:span></text:p>
      <text:p text:style-name="P1"><text:span text:style-name="T71"/></text:p>
      <text:p text:style-name="P1"><text:span text:style-name="T72">1.Define an interface "PaymentStrategy" with methods to perform payment.</text:span></text:p>
      <text:p text:style-name="P1"><text:span text:style-name="T72">2.Implement classes like "CreditCardPayment" and "PayPalPayment" that implement the "PaymentStrategy."</text:span></text:p>
      <text:p text:style-name="P1"><text:span text:style-name="T73"/></text:p>
      <text:p text:style-name="P1"><text:span text:style-name="T74">17. Command Pattern:</text:span></text:p>
      <text:p text:style-name="P1"><text:span text:style-name="T75"/></text:p>
      <text:p text:style-name="P1"><text:span text:style-name="T76">1.Create a class "Command" with an execute method.</text:span></text:p>
      <text:p text:style-name="P1"><text:span text:style-name="T76">2.Implement concrete commands like "LightOnCommand" and "LightOffCommand" for a home automation system.</text:span></text:p>
      <text:p text:style-name="P1"><text:span text:style-name="T77"/></text:p>
      <text:p text:style-name="P1"><text:span text:style-name="T78">18. Factory Method:</text:span></text:p>
      <text:p text:style-name="P1"><text:span text:style-name="T79"/></text:p>
      <text:p text:style-name="P1"><text:span text:style-name="T80">1.Define an interface "Document" with a method "print."</text:span></text:p>
      <text:p text:style-name="P1"><text:span text:style-name="T80">2.Implement classes like "PDFDocument" and "WordDocument" that implement the "Document" interface</text:span><text:span text:style-name="T81">.</text:span></text:p>
      <text:p text:style-name="P1"><text:span text:style-name="T82"/></text:p>
      <text:p text:style-name="P1"><text:span text:style-name="T82"/></text:p>
      <text:p text:style-name="P1"><text:span text:style-name="T83">39</text:span></text:p>
      <text:p text:style-name="P1"><text:span text:style-name="T84"/></text:p>
      <text:p text:style-name="P1"><text:span text:style-name="T85">19. Iterator Pattern:</text:span></text:p>
      <text:p text:style-name="P1"><text:span text:style-name="T86"/></text:p>
      <text:p text:style-name="P1"><text:span text:style-name="T87">1.Create an interface "Iterator" with methods to iterate over a collection.</text:span></text:p>
      <text:p text:style-name="P1"><text:span text:style-name="T87">2.Implement an iterator for a custom collection.</text:span></text:p>
      <text:p text:style-name="P1"><text:span text:style-name="T88"/></text:p>
      <text:p text:style-name="P1"><text:span text:style-name="T89">20. Memento Pattern:</text:span></text:p>
      <text:p text:style-name="P1"><text:span text:style-name="T90"/></text:p>
      <text:p text:style-name="P1"><text:span text:style-name="T91">1.Implement a class "Originator" that has a state.</text:span></text:p>
      <text:p text:style-name="P1"><text:span text:style-name="T91">2.Create a "Memento" class to store the state and a "Caretaker" class to manage multiple states.</text:span></text:p>
      <text:p text:style-name="P1"><text:span text:style-name="T92"/></text:p>
      <text:p text:style-name="P1"><text:span text:style-name="T93">21. State Pattern:</text:span></text:p>
      <text:p text:style-name="P1"><text:span text:style-name="T94"/></text:p>
      <text:p text:style-name="P1"><text:span text:style-name="T95">1.Define a "Context" class that can change its state.</text:span></text:p>
      <text:p text:style-name="P1"><text:span text:style-name="T95">2.Implement different states like "StateA" and "StateB" that the "Context" class can transition between.</text:span></text:p>
      <text:p text:style-name="P1"><text:span text:style-name="T96"/></text:p>
      <text:p text:style-name="P1"><text:span text:style-name="T97">22. Proxy Pattern:</text:span></text:p>
      <text:p text:style-name="P1"><text:span text:style-name="T98"/></text:p>
      <text:p text:style-name="P1"><text:span text:style-name="T99">1.Create an interface "Image" with a method "display."</text:span></text:p>
      <text:p text:style-name="P1"><text:span text:style-name="T99">2.Implement a "RealImage" class that implements the "Image" interface and a "ProxyImage" class that controls access to the "RealImage."</text:span></text:p>
      <text:p text:style-name="P1"><text:span text:style-name="T100"/></text:p>
      <text:p text:style-name="P1"><text:span text:style-name="T101">23. Chain of Responsibility:</text:span></text:p>
      <text:p text:style-name="P1"><text:span text:style-name="T102"/></text:p>
      <text:p text:style-name="P1"><text:span text:style-name="T103">1.Implement a chain of handlers to process requests.</text:span></text:p>
      <text:p text:style-name="P1"><text:span text:style-name="T103">2.Each handler should decide whether to handle the request or pass it to the next handler.</text:span></text:p>
      <text:p text:style-name="P1"><text:span text:style-name="T104"/></text:p>
      <text:p text:style-name="P1"><text:span text:style-name="T105">24. Template Method Pattern:</text:span></text:p>
      <text:p text:style-name="P1"><text:span text:style-name="T106"/></text:p>
      <text:p text:style-name="P1"><text:span text:style-name="T107">1.Create an abstract class "Game" with template methods "initialize," "startPlay," and "endPlay."</text:span></text:p>
      <text:p text:style-name="P1"><text:span text:style-name="T107">2.Implement classes like "Football" and "Basketball" that extend the "Game" class.</text:span></text:p>
      <text:p text:style-name="P1"><text:span text:style-name="T108"/></text:p>
      <text:p text:style-name="P1"><text:span text:style-name="T109">25. Prototype<text:s text:c="2"/>Pattern:</text:span></text:p>
      <text:p text:style-name="P1"><text:span text:style-name="T110"/></text:p>
      <text:p text:style-name="P1"><text:span text:style-name="T111">1.Implement a prototype pattern for creating copies of objects.</text:span></text:p>
      <text:p text:style-name="P1"><text:span text:style-name="T111">2.Clone objects using the prototype pattern.</text:span></text:p>
      <text:p text:style-name="P1"><text:span text:style-name="T112"/></text:p>
      <text:p text:style-name="P1"><text:span text:style-name="T113">26. Bridge Pattern:</text:span></text:p>
      <text:p text:style-name="P1"><text:span text:style-name="T114"/></text:p>
      <text:p text:style-name="P1"><text:span text:style-name="T115">1.Define an interface "Color" with a method "fill."</text:span></text:p>
      <text:p text:style-name="P1"><text:span text:style-name="T115">2.Implement concrete classes like "Red" and "Blue" that implement the "Color" interface.</text:span></text:p>
      <text:p text:style-name="P1"><text:span text:style-name="T115">3.Create an abstract class "Shape" that uses the "Color" interface and implement concrete shapes.</text:span></text:p>
      <text:p text:style-name="P1"><text:span text:style-name="T116"/></text:p>
      <text:p text:style-name="P1"><text:span text:style-name="T117">27. Composite Pattern:</text:span></text:p>
      <text:p text:style-name="P1"><text:span text:style-name="T118"/></text:p>
      <text:p text:style-name="P1"><text:span text:style-name="T119">1.Create an interface "Component" with a method "display."</text:span></text:p>
      <text:p text:style-name="P1"><text:span text:style-name="T119">2.Implement classes like "Leaf" and "Composite" that implement the "Component" interface.</text:span></text:p>
      <text:p text:style-name="P1"><text:span text:style-name="T120"/></text:p>
      <text:p text:style-name="P1"><text:span text:style-name="T121">28. Adapter Pattern:</text:span></text:p>
      <text:p text:style-name="P1"><text:span text:style-name="T122"/></text:p>
      <text:p text:style-name="P1"><text:span text:style-name="T123">1.Create an interface "Target" with a method "request."</text:span></text:p>
      <text:p text:style-name="P1"><text:span text:style-name="T123">2.Implement classes like "Adaptee" that have a method incompatible with "Target."</text:span></text:p>
      <text:p text:style-name="P1"><text:span text:style-name="T123">3.Create an adapter class to make "Adaptee" compatible with "Target."</text:span></text:p>
      <text:p text:style-name="P1"><text:span text:style-name="T124"/></text:p>
      <text:p text:style-name="P1"><text:span text:style-name="T125">29. Mediator Pattern:</text:span></text:p>
      <text:p text:style-name="P1"><text:span text:style-name="T126"/></text:p>
      <text:p text:style-name="P1"><text:span text:style-name="T127">1.Define a "Mediator" interface with methods for communication between components.</text:span></text:p>
      <text:p text:style-name="P1"><text:span text:style-name="T127">2.Implement classes like "Colleague" that communicate through the mediator.</text:span></text:p>
      <text:p text:style-name="P1"><text:span text:style-name="T128"/></text:p>
      <text:p text:style-name="P1"><text:span text:style-name="T129">30. Visitor Pattern:</text:span></text:p>
      <text:p text:style-name="P1"><text:span text:style-name="T130"/></text:p>
      <text:p text:style-name="P1"><text:span text:style-name="T131">1.Create an interface "Visitor" with methods to visit different elements.</text:span></text:p>
      <text:p text:style-name="P1"><text:span text:style-name="T131">2.Implement classes like "ElementA" and "ElementB" that accept visitors.</text:span></text:p>
      <text:p text:style-name="P1"><text:span text:style-name="T132"/></text:p>
      <text:p text:style-name="P1"><text:span text:style-name="T133">31. Composite Pattern:</text:span></text:p>
      <text:p text:style-name="P1"><text:span text:style-name="T134"/></text:p>
      <text:p text:style-name="P1"><text:span text:style-name="T135">1.Define a "Component" interface with methods to add and remove components.</text:span></text:p>
      <text:p text:style-name="P1"><text:span text:style-name="T135">2.Implement classes like "Leaf" and "Composite" that implement the "Component" interface.</text:span></text:p>
      <text:p text:style-name="P1"><text:span text:style-name="T136"/></text:p>
      <text:p text:style-name="P1"><text:span text:style-name="T137">32. Command Pattern:</text:span></text:p>
      <text:p text:style-name="P1"><text:span text:style-name="T138"/></text:p>
      <text:p text:style-name="P1"><text:span text:style-name="T139">1.Create a remote control that can execute different commands.</text:span></text:p>
      <text:p text:style-name="P1"><text:span text:style-name="T139">2.Implement commands like "TurnOnCommand" and "TurnOffCommand" for various devices.</text:span></text:p>
      <text:p text:style-name="P1"><text:span text:style-name="T140"/></text:p>
      <text:p text:style-name="P1"><text:span text:style-name="T141">33. Observer Pattern:</text:span></text:p>
      <text:p text:style-name="P1"><text:span text:style-name="T142"/></text:p>
      <text:p text:style-name="P1"><text:span text:style-name="T143">1.Implement a stock market system where different observers receive updates on stock prices.</text:span></text:p>
      <text:p text:style-name="P1"><text:span text:style-name="T143">2.Notify observers when stock prices change.</text:span></text:p>
      <text:p text:style-name="P1"><text:span text:style-name="T144"/></text:p>
      <text:p text:style-name="P1"><text:span text:style-name="T145">34. Proxy Pattern:</text:span></text:p>
      <text:p text:style-name="P1"><text:span text:style-name="T146"/></text:p>
      <text:p text:style-name="P1"><text:span text:style-name="T147">1.Create a proxy for a costly resource, allowing access only if certain conditions are met.</text:span></text:p>
      <text:p text:style-name="P1"><text:span text:style-name="T147">2.Use the proxy to control access to the resource.</text:span></text:p>
      <text:p text:style-name="P1"><text:span text:style-name="T148"/></text:p>
      <text:p text:style-name="P1"><text:span text:style-name="T149">35. Factory Method:</text:span></text:p>
      <text:p text:style-name="P1"><text:span text:style-name="T150"/></text:p>
      <text:p text:style-name="P1"><text:span text:style-name="T151">1.Implement a factory method to create different types of vehicles.</text:span></text:p>
      <text:p text:style-name="P1"><text:span text:style-name="T151">2.Create instances of vehicles using the factory method.</text:span></text:p>
      <text:p text:style-name="P1"><text:span text:style-name="T152"/></text:p>
      <text:p text:style-name="P1"><text:span text:style-name="T153">36. State Pattern:</text:span></text:p>
      <text:p text:style-name="P1"><text:span text:style-name="T154"/></text:p>
      <text:p text:style-name="P1"><text:span text:style-name="T155">1.Create a context class representing a traffic light that changes its state.</text:span></text:p>
      <text:p text:style-name="P1"><text:span text:style-name="T155">2.Implement states like "Red," "Yellow," and "Green."</text:span></text:p>
      <text:p text:style-name="P1"><text:span text:style-name="T156"/></text:p>
      <text:p text:style-name="P1"><text:span text:style-name="T157">37. Abstract Factory:</text:span></text:p>
      <text:p text:style-name="P1"><text:span text:style-name="T158"/></text:p>
      <text:p text:style-name="P1"><text:span text:style-name="T159">1.Define an abstract factory for creating furniture.</text:span></text:p>
      <text:p text:style-name="P1"><text:span text:style-name="T159">2.Implement concrete factories for modern and Victorian furniture.</text:span></text:p>
      <text:p text:style-name="P1"><text:span text:style-name="T160"/></text:p>
      <text:p text:style-name="P1"><text:span text:style-name="T161">38. 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39. 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40. 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41. 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42. 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43. 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44. 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.</text:span></text:p>
      <text:p text:style-name="P1"><text:span text:style-name="T189"/></text:p>
      <text:p text:style-name="P1"><text:span text:style-name="T190">45. Abstract Factory:</text:span></text:p>
      <text:p text:style-name="P1"><text:span text:style-name="T191"/></text:p>
      <text:p text:style-name="P1"><text:span text:style-name="T192">1.Define an abstract factory for creating UI components.</text:span></text:p>
      <text:p text:style-name="P1"><text:span text:style-name="T192">2.Implement concrete factories for desktop and mobile UIs.</text:span></text:p>
      <text:p text:style-name="P1"><text:span text:style-name="T193"/></text:p>
      <text:p text:style-name="P1"><text:span text:style-name="T194">46. Observer Pattern:</text:span></text:p>
      <text:p text:style-name="P1"><text:span text:style-name="T195"/></text:p>
      <text:p text:style-name="P1"><text:span text:style-name="T196">1.Implement a weather station where different observers receive updates on temperature and humidity.</text:span></text:p>
      <text:p text:style-name="P1"><text:span text:style-name="T196">2.Notify observers when weather conditions change.</text:span></text:p>
      <text:p text:style-name="P1"><text:span text:style-name="T197"/></text:p>
      <text:p text:style-name="P1"><text:span text:style-name="T198">47. Command Pattern:</text:span></text:p>
      <text:p text:style-name="P1"><text:span text:style-name="T199"/></text:p>
      <text:p text:style-name="P1"><text:span text:style-name="T200">1.Create a remote control for a smart home with different commands for controlling devices.</text:span></text:p>
      <text:p text:style-name="P1"><text:span text:style-name="T200">2.Implement commands like "TurnOnLightsCommand" and "TurnOffACCommand."</text:span></text:p>
      <text:p text:style-name="P1"><text:span text:style-name="T201"/></text:p>
      <text:p text:style-name="P1"><text:span text:style-name="T202">48. Prototype Pattern:</text:span></text:p>
      <text:p text:style-name="P1"><text:span text:style-name="T203"/></text:p>
      <text:p text:style-name="P1"><text:span text:style-name="T204">1.Implement a prototype pattern for creating different types of animals.</text:span></text:p>
      <text:p text:style-name="P1"><text:span text:style-name="T204">2.Clone animal objects using the prototype pattern.</text:span></text:p>
      <text:p text:style-name="P1"><text:span text:style-name="T204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